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106bb" officeooo:paragraph-rsid="002106bb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24pt" officeooo:rsid="002372f0" officeooo:paragraph-rsid="002372f0" style:font-size-asian="24pt" style:font-size-complex="24pt"/>
    </style:style>
    <style:style style:name="T1" style:family="text">
      <style:text-properties officeooo:rsid="002106bb"/>
    </style:style>
    <style:style style:name="T2" style:family="text">
      <style:text-properties officeooo:rsid="002372f0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date style:data-style-name="N37" text:date-value="2026-02-04T16:05:18.252208898">02/04/26</text:date></text:p>
      <text:p text:style-name="P2">Math <text:span text:style-name="T2">6</text:span>099 – Colloquium </text:p>
      <text:p text:style-name="P6">Spring 2026</text:p>
      <text:p text:style-name="P1"/>
      <text:p text:style-name="P5">&lt;title&gt;</text:p>
      <text:p text:style-name="P5">By Dr. Someone</text:p>
      <text:p text:style-name="P5"/>
      <text:p text:style-name="P4">Reflection by Paul Carmod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6-02-04T16:05:18.117940331</dc:date>
    <meta:editing-duration>PT7M12S</meta:editing-duration>
    <meta:editing-cycles>6</meta:editing-cycles>
    <meta:document-statistic meta:table-count="0" meta:image-count="0" meta:object-count="0" meta:page-count="1" meta:paragraph-count="6" meta:word-count="14" meta:character-count="89" meta:non-whitespace-character-count="79"/>
  </office:meta>
</office:document-meta>
</file>